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fo:font-weight="bold" officeooo:rsid="0001fc9f" officeooo:paragraph-rsid="0001fc9f" style:font-weight-asian="bold" style:font-weight-complex="bold"/>
    </style:style>
    <style:style style:name="P10" style:family="paragraph" style:parent-style-name="Table_20_Contents">
      <style:text-properties officeooo:paragraph-rsid="0003eb4a"/>
    </style:style>
    <style:style style:name="P11" style:family="paragraph" style:parent-style-name="Table_20_Contents">
      <style:text-properties officeooo:rsid="000ab84d" officeooo:paragraph-rsid="000ab84d"/>
    </style:style>
    <style:style style:name="P12" style:family="paragraph" style:parent-style-name="Table_20_Contents">
      <style:text-properties officeooo:paragraph-rsid="000ab84d"/>
    </style:style>
    <style:style style:name="P13" style:family="paragraph" style:parent-style-name="Table_20_Contents">
      <style:text-properties officeooo:rsid="000ba8b0" officeooo:paragraph-rsid="000ba8b0"/>
    </style:style>
    <style:style style:name="P14" style:family="paragraph" style:parent-style-name="Table_20_Contents">
      <style:text-properties officeooo:paragraph-rsid="000c0317"/>
    </style:style>
    <style:style style:name="P15" style:family="paragraph" style:parent-style-name="Table_20_Contents">
      <style:text-properties officeooo:rsid="000c0317" officeooo:paragraph-rsid="000c0317"/>
    </style:style>
    <style:style style:name="P16" style:family="paragraph" style:parent-style-name="Table_20_Contents">
      <style:text-properties officeooo:rsid="000c768c" officeooo:paragraph-rsid="000c768c"/>
    </style:style>
    <style:style style:name="P17" style:family="paragraph" style:parent-style-name="Table_20_Contents">
      <style:text-properties officeooo:paragraph-rsid="000ba8b0"/>
    </style:style>
    <style:style style:name="P18" style:family="paragraph" style:parent-style-name="Text_20_body">
      <style:text-properties fo:language="ru" fo:country="RU" officeooo:rsid="0001fc9f" officeooo:paragraph-rsid="0001fc9f"/>
    </style:style>
    <style:style style:name="P19" style:family="paragraph" style:parent-style-name="Table_20_Contents">
      <style:text-properties officeooo:rsid="000c0317" officeooo:paragraph-rsid="000c0317"/>
    </style:style>
    <style:style style:name="P20" style:family="paragraph" style:parent-style-name="Table_20_Contents">
      <style:text-properties officeooo:paragraph-rsid="00107e97"/>
    </style:style>
    <style:style style:name="P21" style:family="paragraph" style:parent-style-name="Table_20_Contents">
      <style:text-properties officeooo:paragraph-rsid="00123d47"/>
    </style:style>
    <style:style style:name="P22" style:family="paragraph" style:parent-style-name="Table_20_Contents">
      <style:text-properties officeooo:paragraph-rsid="0013c320"/>
    </style:style>
    <style:style style:name="P23" style:family="paragraph" style:parent-style-name="Table_20_Contents">
      <style:text-properties officeooo:paragraph-rsid="0014361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ru" fo:country="RU" officeooo:rsid="0003eb4a"/>
    </style:style>
    <style:style style:name="T5" style:family="text">
      <style:text-properties officeooo:rsid="00075e36"/>
    </style:style>
    <style:style style:name="T6" style:family="text">
      <style:text-properties officeooo:rsid="00084f15"/>
    </style:style>
    <style:style style:name="T7" style:family="text">
      <style:text-properties officeooo:rsid="000ab84d"/>
    </style:style>
    <style:style style:name="T8" style:family="text">
      <style:text-properties officeooo:rsid="000ba8b0"/>
    </style:style>
    <style:style style:name="T9" style:family="text">
      <style:text-properties officeooo:rsid="000c0317"/>
    </style:style>
    <style:style style:name="T10" style:family="text">
      <style:text-properties fo:font-style="italic" officeooo:rsid="000c0317" style:font-style-asian="italic" style:font-style-complex="italic"/>
    </style:style>
    <style:style style:name="T11" style:family="text">
      <style:text-properties officeooo:rsid="000c768c"/>
    </style:style>
    <style:style style:name="T12" style:family="text">
      <style:text-properties officeooo:rsid="000d3c4d"/>
    </style:style>
    <style:style style:name="T13" style:family="text">
      <style:text-properties officeooo:rsid="00107e97"/>
    </style:style>
    <style:style style:name="T14" style:family="text">
      <style:text-properties officeooo:rsid="00111e05"/>
    </style:style>
    <style:style style:name="T15" style:family="text">
      <style:text-properties officeooo:rsid="00123d47"/>
    </style:style>
    <style:style style:name="T16" style:family="text">
      <style:text-properties officeooo:rsid="0013c320"/>
    </style:style>
    <style:style style:name="T17" style:family="text">
      <style:text-properties officeooo:rsid="00143612"/>
    </style:style>
    <style:style style:name="T18" style:family="text">
      <style:text-properties officeooo:rsid="001464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Ответы нужно давать лаконичные, <text:span text:style-name="T5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203685678048"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P11">Мягков Денис Александрович</text:p>
          </table:table-cell>
        </table:table-row>
        <table:table-row table:style-name="TableLine94203685772608">
          <table:table-cell table:style-name="Таблица1.A2" table:number-columns-spanned="2" office:value-type="string">
            <text:p text:style-name="P9">Java</text:p>
          </table:table-cell>
          <table:covered-table-cell/>
        </table:table-row>
        <table:table-row table:style-name="TableLine94203685773648"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P11">Изменение реализации метода классом-наследником при сохранении сигнатуры метода <text:span text:style-name="T11">(название и параметры остаются прежними, код внутри блока метода изменяется)</text:span></text:p>
          </table:table-cell>
        </table:table-row>
        <table:table-row table:style-name="TableLine94203685774832"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P16">Public (обычный), abstract (абстрактный), final (финализированный), nested (вложенный - статический), inner (внутренний не статический), anonymous (анонимный), local (внутри функции)</text:p>
          </table:table-cell>
        </table:table-row>
        <table:table-row table:style-name="TableLine94203685775520">
          <table:table-cell table:style-name="Таблица1.A3" office:value-type="string">
            <text:p text:style-name="P2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4"><text:span text:style-name="T10">Как: </text:span><text:span text:style-name="T9">Путем добавления модификатора final при объявлении класса, метода, поля/переменной, параметра метода. </text:span></text:p>
            <text:p text:style-name="P14"><text:span text:style-name="T10">Зачем: </text:span><text:span text:style-name="T7">Для класса – </text:span><text:span text:style-name="T9">чтобы</text:span><text:span text:style-name="T7"> не допустить его наследования;</text:span></text:p>
            <text:p text:style-name="P11">для метода <text:s/>- <text:s/>чтобы он <text:span text:style-name="T9">не </text:span>мог быть переопределен <text:span text:style-name="T9">в классах-наследниках</text:span>;</text:p>
            <text:p text:style-name="P12"><text:span text:style-name="T7">для поля класса (переменной) – </text:span><text:span text:style-name="T9">чтобы</text:span><text:span text:style-name="T7"> не допустить изменения его значения </text:span><text:span text:style-name="T9">после инициализации;</text:span></text:p>
            <text:p text:style-name="P15">для параметра метода – чтобы нельзя было изменить его значение внутри метода.</text:p>
          </table:table-cell>
        </table:table-row>
        <table:table-row table:style-name="TableLine94203685776160">
          <table:table-cell table:style-name="Таблица1.A3" office:value-type="string">
            <text:p text:style-name="P3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5">Применяется перед началом блока кода, в котором потенциально может быть выброшено исключение :</text:p>
            <text:p text:style-name="P14"><text:span text:style-name="T9">в</text:span><text:span text:style-name="T7"> блоках try-catch (</text:span><text:span text:style-name="T9">просто </text:span><text:span text:style-name="T7">обработать исключение), <text:s/></text:span></text:p>
            <text:p text:style-name="P11">try-catch-finally (обработать исключение и выполнить обязательное действие в блоке f<text:span text:style-name="T9">i</text:span>nally, независимо от срабатывания блока catch),</text:p>
            <text:p text:style-name="P11">try-with-resources (обработать исключение и закрыть ресурс, открытый перед объявлением блока try)</text:p>
          </table:table-cell>
        </table:table-row>
        <table:table-row table:style-name="TableLine94203685776752">
          <table:table-cell table:style-name="Таблица1.A3" office:value-type="string">
            <text:p text:style-name="P10"><text:span text:style-name="T4">Какие есть стандартные реализации интерфейса </text:span><text:span text:style-name="T2">List </text:span><text:span text:style-name="T4">и в каких ситуациях их нужно использовать?</text:span></text:p>
          </table:table-cell>
          <table:table-cell table:style-name="Таблица1.A2" office:value-type="string">
            <text:p text:style-name="P17"><text:span text:style-name="T8">ArrayList – если мы планируем преимущественно </text:span><text:span text:style-name="T12">получать или изменятьэлементы </text:span><text:span text:style-name="T8"><text:s/>из коллекции,</text:span></text:p>
            <text:p text:style-name="P17"><text:span text:style-name="T8">LinkedList – если планируем много </text:span><text:span text:style-name="T12">вставлять</text:span><text:span text:style-name="T8"> или удалять элементы из коллекции,</text:span></text:p>
            <text:p text:style-name="P13">Stack – если необходимо работать только <text:s/>с последним элементом коллекции <text:span text:style-name="T11">(принцип LIFO)</text:span>,</text:p>
            <text:p text:style-name="P13">Vector – если планируется работа со списком в режиме многопоточности (depricated)</text:p>
          </table:table-cell>
        </table:table-row>
        <table:table-row table:style-name="TableLine94203685777392">
          <table:table-cell table:style-name="Таблица1.A3" office:value-type="string">
            <text:p text:style-name="P5">В чём основная идея стримов из пакета java.util.stream?</text:p>
          </table:table-cell>
          <table:table-cell table:style-name="Таблица1.A2" office:value-type="string">
            <text:p text:style-name="P13">Сделать более удобной работу с коллекциями и массивами; использовать возможности лямбда-выражений в работе c коллекциями; применять последовательное выполнение операций с коллекциями <text:s/>(<text:span text:style-name="T12">построение цепочек вызовов методов, </text:span>method-chaining), <text:span text:style-name="T12">за счет чего существенно сократить код</text:span></text:p>
          </table:table-cell>
        </table:table-row>
        <text:soft-page-break/>
        <table:table-row table:style-name="TableLine94203685778032"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 table:style-name="TableLine94203685778672"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20"><text:span text:style-name="T13">Должна гарантировать минимальное количество коллизий (функция должна генерировать максимально количество значений для максимального количества элементов; должна менять примерно 50% своего состава при изменении одного бита входящей информации; </text:span><text:span text:style-name="T14">должна быть необратимой (невозможно найти сообщение, которое приводит к данному хеш-значению); одно и то же сообщение должно приводить к одному и тому же хеш-значению</text:span></text:p>
          </table:table-cell>
        </table:table-row>
        <table:table-row table:style-name="TableLine94203685779200"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21"><text:span text:style-name="T15">Потому что она </text:span><text:span text:style-name="T16">позволяет использовать все известные символы и при этом, в отличие от UTF-16, </text:span><text:span text:style-name="T15">имеет переменную длину (один символ может занимать 1-4 байта), что позволяет ее использовать разработчикам с минимальным потреблением памяти с учетом используемого алфавита </text:span></text:p>
          </table:table-cell>
        </table:table-row>
        <table:table-row table:style-name="TableLine94203685779840">
          <table:table-cell table:style-name="Таблица1.A3" office:value-type="string">
            <text:p text:style-name="P8"><text:span text:style-name="T6">Сравните форматы </text:span><text:span text:style-name="T3">XML </text:span><text:span text:style-name="T6">и </text:span><text:span text:style-name="T3">JSON. </text:span><text:span text:style-name="T6">Когда какой использовать?</text:span></text:p>
          </table:table-cell>
          <table:table-cell table:style-name="Таблица1.A2" office:value-type="string">
            <text:p text:style-name="P22"><text:span text:style-name="T16">XML представляет данные в виде дерева, JSON – в виде пар “ключ – значение”. Синтаксис JSON более компактен и прост, что повышает производительность и скорость обмена данными. В то же время JSON поддерживает ограниченный набор типов данных (строки, числа, объекты), а XML позволяет поддерживать более сложные типы (двоичные данные). </text:span><text:span text:style-name="T17">XML имеет большее количество библиотек </text:span><text:span text:style-name="T16"><text:s/></text:span><text:span text:style-name="T17">и может лучше работать с устаревшими системами. </text:span><text:span text:style-name="T16">Таким образом, JSON лучше использовать для API, мобильных приложений и хранилищ данных, а XML – для сложных структур документов </text:span><text:span text:style-name="T17">с разными типами данных и большим количеством переменных.</text:span></text:p>
          </table:table-cell>
        </table:table-row>
        <table:table-row table:style-name="TableLine94203685780640"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3"><text:span text:style-name="T17">Браузер отправляет запрос на DNS-сервер для получения IP-адреса сайта. После получения ответа браузер отправляет </text:span><text:span text:style-name="T18">HTTP</text:span><text:span text:style-name="T17">-запрос на сервер, сервер возвращает браузеру </text:span><text:span text:style-name="T18">HTML</text:span><text:span text:style-name="T17">-страницу. Далее сервер передает браузеру </text:span><text:span text:style-name="T18">CSS</text:span><text:span text:style-name="T17">-стили </text:span><text:span text:style-name="T18">для коректного расположения элементов на странице и JavaScript-код для реализации динамического поведения страницы. После загрузки и применения HTML, CSS, JavaScript-кода браузер загружает аудио , видео и иные ресурсы , указанные на странице, и полностью отображает страницу пользователю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4-01-25T23:24:20.388795578</dc:date>
    <meta:editing-duration>PT14M55S</meta:editing-duration>
    <meta:editing-cycles>5</meta:editing-cycles>
    <meta:document-statistic meta:table-count="1" meta:image-count="0" meta:object-count="0" meta:page-count="2" meta:paragraph-count="35" meta:word-count="540" meta:character-count="4230" meta:non-whitespace-character-count="3705"/>
  </office:meta>
</office:document-meta>
</file>